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language-asian="en" style:country-asian="GB"/>
    </style:style>
    <style:style style:name="T3" style:parent-style-name="markedcontent" style:family="text">
      <style:text-properties style:font-name="Arial" fo:font-weight="bold" style:font-weight-asian="bold" style:font-weight-complex="bold"/>
    </style:style>
    <style:style style:name="T4" style:parent-style-name="markedcontent" style:family="text">
      <style:text-properties style:font-name="Arial"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markedcontent" style:family="text">
      <style:text-properties style:font-name="Arial"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markedcontent" style:family="text">
      <style:text-properties style:font-name="Courier New" style:font-name-complex="Courier New" fo:font-weight="bold" style:font-weight-asian="bold" style:font-weight-complex="bold"/>
    </style:style>
    <style:style style:name="T9" style:parent-style-name="markedcontent" style:family="text">
      <style:text-properties style:font-name="Arial"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markedcontent" style:family="text">
      <style:text-properties style:font-name="Arial"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markedcontent" style:family="text">
      <style:text-properties style:font-name="Arial" fo:font-weight="bold" style:font-weight-asian="bold" style:font-weight-complex="bold"/>
    </style:style>
    <style:style style:name="T14" style:parent-style-name="markedcontent" style:family="text">
      <style:text-properties style:font-name="Courier New" style:font-name-complex="Courier New" fo:font-weight="bold" style:font-weight-asian="bold" style:font-weight-complex="bold"/>
    </style:style>
    <style:style style:name="T15" style:parent-style-name="markedcontent" style:family="text">
      <style:text-properties style:font-name="Arial"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markedcontent" style:family="text">
      <style:text-properties style:font-name="Arial" fo:font-weight="bold" style:font-weight-asian="bold" style:font-weight-complex="bold"/>
    </style:style>
    <style:style style:name="T18" style:parent-style-name="markedcontent" style:family="text">
      <style:text-properties style:font-name="Arial"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markedcontent" style:family="text">
      <style:text-properties style:font-name="Arial"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markedcontent" style:family="text">
      <style:text-properties style:font-name="Courier New" style:font-name-complex="Courier New" fo:font-weight="bold" style:font-weight-asian="bold" style:font-weight-complex="bold"/>
    </style:style>
    <style:style style:name="T23" style:parent-style-name="markedcontent" style:family="text">
      <style:text-properties style:font-name="Arial"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markedcontent" style:family="text">
      <style:text-properties style:font-name="Arial" fo:font-weight="bold" style:font-weight-asian="bold" style:font-weight-complex="bold"/>
    </style:style>
    <style:style style:name="T26" style:parent-style-name="markedcontent" style:family="text">
      <style:text-properties style:font-name="Arial"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markedcontent" style:family="text">
      <style:text-properties style:font-name="Arial" fo:font-weight="bold" style:font-weight-asian="bold" style:font-weight-complex="bold"/>
    </style:style>
    <style:style style:name="P29" style:parent-style-name="Normal" style:family="paragraph">
      <style:paragraph-properties fo:break-before="page"/>
    </style:style>
    <style:style style:name="T30" style:parent-style-name="markedcontent" style:family="text">
      <style:text-properties style:font-name="Courier New" style:font-name-complex="Courier New" fo:font-weight="bold" style:font-weight-asian="bold" style:font-weight-complex="bold"/>
    </style:style>
    <style:style style:name="T31" style:parent-style-name="markedcontent" style:family="text">
      <style:text-properties style:font-name="Arial"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markedcontent" style:family="text">
      <style:text-properties style:font-name="Arial" fo:font-weight="bold" style:font-weight-asian="bold" style:font-weight-complex="bold"/>
    </style:style>
    <style:style style:name="T34" style:parent-style-name="markedcontent" style:family="text">
      <style:text-properties style:font-name="Arial"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markedcontent" style:family="text">
      <style:text-properties style:font-name="Arial" fo:font-weight="bold" style:font-weight-asian="bold" style:font-weight-complex="bold"/>
    </style:style>
    <style:style style:name="T37" style:parent-style-name="markedcontent" style:family="text">
      <style:text-properties style:font-name="Courier New" style:font-name-complex="Courier New" fo:font-weight="bold" style:font-weight-asian="bold" style:font-weight-complex="bold"/>
    </style:style>
    <style:style style:name="T38" style:parent-style-name="markedcontent" style:family="text">
      <style:text-properties style:font-name="Arial"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markedcontent" style:family="text">
      <style:text-properties style:font-name="Arial" fo:font-weight="bold" style:font-weight-asian="bold" style:font-weight-complex="bold"/>
    </style:style>
    <style:style style:name="T41" style:parent-style-name="markedcontent" style:family="text">
      <style:text-properties style:font-name="Arial"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markedcontent" style:family="text">
      <style:text-properties style:font-name="Arial" fo:font-weight="bold" style:font-weight-asian="bold" style:font-weight-complex="bold"/>
    </style:style>
    <style:style style:name="P44" style:parent-style-name="Normal" style:family="paragraph">
      <style:paragraph-properties fo:break-before="page"/>
    </style:style>
    <style:style style:name="P45" style:parent-style-name="Heading1" style:family="paragraph">
      <style:text-properties style:language-asian="en" style:country-asian="GB"/>
    </style:style>
    <style:style style:name="T46" style:parent-style-name="markedcontent" style:family="text">
      <style:text-properties style:font-name="Courier New" style:font-name-complex="Courier New" fo:font-weight="bold" style:font-weight-asian="bold" style:font-weight-complex="bold"/>
    </style:style>
    <style:style style:name="T47" style:parent-style-name="markedcontent" style:family="text">
      <style:text-properties style:font-name="Arial" style:font-name-complex="Arial" fo:font-weight="bold" style:font-weight-asian="bold" style:font-weight-complex="bold"/>
    </style:style>
    <style:style style:name="T48" style:parent-style-name="markedcontent" style:family="text">
      <style:text-properties style:font-name="Courier New" style:font-name-complex="Courier New"/>
    </style:style>
    <style:style style:name="T49" style:parent-style-name="markedcontent" style:family="text">
      <style:text-properties style:font-name="Courier New" style:font-name-complex="Courier New" fo:font-weight="bold" style:font-weight-asian="bold" style:font-weight-complex="bold"/>
    </style:style>
    <style:style style:name="T50" style:parent-style-name="markedcontent" style:family="text">
      <style:text-properties style:font-name="Arial" style:font-name-complex="Arial" fo:font-weight="bold" style:font-weight-asian="bold" style:font-weight-complex="bold"/>
    </style:style>
    <style:style style:name="T51" style:parent-style-name="markedcontent" style:family="text">
      <style:text-properties style:font-name="Courier New" style:font-name-complex="Courier New" fo:font-weight="bold" style:font-weight-asian="bold" style:font-weight-complex="bold"/>
    </style:style>
    <style:style style:name="T52" style:parent-style-name="markedcontent" style:family="text">
      <style:text-properties style:font-name="Arial" style:font-name-complex="Arial" fo:font-weight="bold" style:font-weight-asian="bold" style:font-weight-complex="bold"/>
    </style:style>
    <style:style style:name="T53" style:parent-style-name="markedcontent" style:family="text">
      <style:text-properties style:font-name="Courier New" style:font-name-complex="Courier New" fo:font-weight="bold" style:font-weight-asian="bold" style:font-weight-complex="bold"/>
    </style:style>
    <style:style style:name="T54" style:parent-style-name="markedcontent" style:family="text">
      <style:text-properties style:font-name="Arial" style:font-name-complex="Arial" fo:font-weight="bold" style:font-weight-asian="bold" style:font-weight-complex="bold"/>
    </style:style>
    <style:style style:name="T55" style:parent-style-name="markedcontent" style:family="text">
      <style:text-properties style:font-name="Arial" style:font-name-complex="Arial"/>
    </style:style>
    <style:style style:name="T56" style:parent-style-name="markedcontent" style:family="text">
      <style:text-properties style:font-name="Arial" style:font-name-complex="Arial"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markedcontent" style:family="text">
      <style:text-properties style:font-name="Arial" style:font-name-complex="Arial"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markedcontent" style:family="text">
      <style:text-properties style:font-name="Arial" style:font-name-complex="Arial"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markedcontent" style:family="text">
      <style:text-properties style:font-name="Arial" style:font-name-complex="Arial" fo:font-weight="bold" style:font-weight-asian="bold" style:font-weight-complex="bold"/>
    </style:style>
    <style:style style:name="T63" style:parent-style-name="markedcontent" style:family="text">
      <style:text-properties style:font-name="Arial" style:font-name-complex="Arial"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markedcontent" style:family="text">
      <style:text-properties style:font-name="Arial" style:font-name-complex="Arial" fo:font-weight="bold" style:font-weight-asian="bold" style:font-weight-complex="bold"/>
    </style:style>
    <style:style style:name="T66" style:parent-style-name="markedcontent" style:family="text">
      <style:text-properties style:font-name="Arial" style:font-name-complex="Arial"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markedcontent" style:family="text">
      <style:text-properties style:font-name="Arial" style:font-name-complex="Arial" fo:font-weight="bold" style:font-weight-asian="bold" style:font-weight-complex="bold"/>
    </style:style>
  </office:automatic-styles>
  <office:body>
    <office:text text:use-soft-page-breaks="true">
      <text:h text:style-name="P1" text:outline-level="1"><text:span text:style-name="T2">Human Agency and Autonomy</text:span></text:h>
      <text:p text:style-name="Normal"/>
      <text:p text:style-name="Normal"><text:span text:style-name="T3">I</text:span><text:span text:style-name="T4">s the AI system designed to interact, guide or take decisions by human end-users</text:span><text:span text:style-name="T5"><text:line-break/></text:span><text:span text:style-name="T6">that affect humans or society?</text:span></text:p>
      <text:p text:style-name="Normal">The AI system predicts house value and can provide useful insight, but it should not be solely relied upon for decision making that may impact humans or society. Our recommendation is for a human to make the final decision thus having data enhanced decision making.</text:p>
      <text:p text:style-name="Normal"><text:span text:style-name="T7"><text:line-break/></text:span><text:span text:style-name="T8">o<text:s/></text:span><text:span text:style-name="T9">Could the AI system generate confusion for some or all end-users or subjects</text:span><text:span text:style-name="T10"><text:line-break/></text:span><text:span text:style-name="T11">on whether a decision, content, advice or outcome is the result of an</text:span><text:span text:style-name="T12"><text:line-break/></text:span><text:span text:style-name="T13">algorithmic decision?</text:span></text:p>
      <text:p text:style-name="Normal">It is possible that some end-users or subjects may be confused whether a decision, content, advice, or outcome is the result of an algorithmic decision. However, the AI system is designed to be transparent in its decision-making process and provide explanations for its predictions.</text:p>
      <text:p text:style-name="Normal"><text:line-break/><text:span text:style-name="T14">o<text:s/></text:span><text:span text:style-name="T15">Are end-users or other subjects adequately made aware that a decision,</text:span><text:span text:style-name="T16"><text:line-break/></text:span><text:span text:style-name="T17">content, advice or outcome is the result of an algorithmic decision?</text:span></text:p>
      <text:p text:style-name="Normal">Yes, end-users and other subjects are made aware that a decision, content, advice, or outcome is the result of an algorithmic decision. The AI system is designed to provide clear explanations for its predictive models and recommendations.</text:p>
      <text:p text:style-name="Normal"><text:line-break/><text:span text:style-name="T18">• Could the AI system generate confusion for some or all end-users or subjects on</text:span><text:span text:style-name="T19"><text:line-break/></text:span><text:span text:style-name="T20">whether they are interacting with a human or AI system?</text:span></text:p>
      <text:p text:style-name="Normal">It is possible that the AI system could generate confusion for some end-users or subjects on whether they are interacting with a human or an AI system. However, the AI system is designed to provide clear indications that it is an AI system.</text:p>
      <text:p text:style-name="Normal"><text:span text:style-name="T21"><text:line-break/></text:span><text:span text:style-name="T22">o<text:s/></text:span><text:span text:style-name="T23">Are end-users or subjects informed that they are interacting with an AI</text:span><text:span text:style-name="T24"><text:line-break/></text:span><text:span text:style-name="T25">system?</text:span></text:p>
      <text:p text:style-name="Normal">Yes, end-users and subjects are informed that they are interacting with an AI system. The AI system is designed to provide clear indications that it is an AI system to avoid confusion.</text:p>
      <text:p text:style-name="Normal"><text:line-break/><text:span text:style-name="T26">• Could the AI system affect human autonomy by generating over-reliance by</text:span><text:span text:style-name="T27"><text:line-break/></text:span><text:span text:style-name="T28">end-users?</text:span></text:p>
      <text:p text:style-name="Normal">It is possible that the AI system could affect human autonomy by generating over-reliance by end-users. However, the AI system is designed to be transparent in its decision-making process and provide explanations for its predictions, so that end-users can make informed decisions without solely relying on the AI system.</text:p>
      <text:p text:style-name="P29"/>
      <text:p text:style-name="Normal"/>
      <text:p text:style-name="Normal"><text:line-break/><text:span text:style-name="T30">o<text:s/></text:span><text:span text:style-name="T31">Did you put in place procedures to avoid that end-users over-rely on the AI</text:span><text:span text:style-name="T32"><text:line-break/></text:span><text:span text:style-name="T33">system?</text:span></text:p>
      <text:p text:style-name="Normal">Yes, we have put in place procedures to avoid that end-users over-rely on the AI system. The AI system is designed to provide recommendations and predictions as a tool to assist end-users in making informed decisions, but the final decision-making authority always remains with the end-user. Additionally, we have implemented measures to ensure transparency and explainability of the AI system's decision-making process so that end-users can better understand and evaluate the AI system's predictions.</text:p>
      <text:p text:style-name="Normal"><text:line-break/><text:span text:style-name="T34">• Could the AI system affect human autonomy by interfering with the end-user’s</text:span><text:span text:style-name="T35"><text:line-break/></text:span><text:span text:style-name="T36">decision-making process in any other unintended and undesirable way?</text:span></text:p>
      <text:p text:style-name="Normal">It is possible that the AI system could affect human autonomy by interfering with the end-user's decision-making process in unintended and undesirable ways. However, we have implemented measures to ensure the AI system provides only helpful insights and predictions that assist end-users with decision-making, without compromising their autonomy. We continue to monitor the system's performance and user feedback to ensure that unintended and undesirable impacts are identified and addressed promptly.</text:p>
      <text:p text:style-name="Normal"><text:line-break/><text:span text:style-name="T37">o<text:s/></text:span><text:span text:style-name="T38">Did you put in place any procedure to avoid that the AI system inadvertently</text:span><text:span text:style-name="T39"><text:line-break/></text:span><text:span text:style-name="T40">affects human autonomy?</text:span></text:p>
      <text:p text:style-name="Normal">Yes, we have put in place several procedures to avoid the AI system inadvertently affecting human autonomy. We have designed the system to provide transparent and interpretable results, ensuring that the end-users understand the logic behind the recommendations, enabling them to make informed decisions while using the AI's results as a tool. Additionally, we continuously monitor the AI system's impact, analyzing user feedback, and adjusting the system to minimize the potential of unintended effects on human autonomy.</text:p>
      <text:p text:style-name="Normal"><text:line-break/><text:span text:style-name="T41">• Does the AI system simulate social interaction with or between end-users or</text:span><text:span text:style-name="T42"><text:line-break/></text:span><text:span text:style-name="T43">subjects?</text:span></text:p>
      <text:p text:style-name="Normal">No, the AI system does not simulate social interaction with or between end-users or subjects. Its main goal is to provide predictive models and insights related to house value, and it does so without creating or simulating any social interaction between end-users or subjects.</text:p>
      <text:p text:style-name="P44"/>
      <text:p text:style-name="Normal"/>
      <text:h text:style-name="P45" text:outline-level="1">Human Oversight</text:h>
      <text:p text:style-name="Normal"><text:line-break/><text:span text:style-name="T46">o<text:s/></text:span><text:span text:style-name="T47">Is a self-learning or autonomous system;</text:span></text:p>
      <text:p text:style-name="Normal">The AI model we are using is self-learning since it relies on input-output mechanisms and does not have the ability to make decisions autonomously.</text:p>
      <text:p text:style-name="Normal"><text:span text:style-name="T48"><text:line-break/></text:span><text:span text:style-name="T49">o<text:s/></text:span><text:span text:style-name="T50">Is overseen by a Human-in-the-Loop;</text:span></text:p>
      <text:p text:style-name="Normal">Yes<text:s/><text:line-break/><text:span text:style-name="T51">o<text:s/></text:span><text:span text:style-name="T52">Is overseen by a Human-on-the-Loop;</text:span></text:p>
      <text:p text:style-name="Normal">Yes</text:p>
      <text:p text:style-name="Normal"><text:line-break/><text:span text:style-name="T53">o<text:s/></text:span><text:span text:style-name="T54">Is overseen by a Human-in-Command.</text:span></text:p>
      <text:p text:style-name="Normal"><text:span text:style-name="T55">Not relevant<text:s/></text:span></text:p>
      <text:p text:style-name="Normal"><text:line-break/><text:span text:style-name="T56">• Have the humans (human-in-the-loop, human-on-the-loop, human-in-command)</text:span><text:span text:style-name="T57"><text:line-break/></text:span><text:span text:style-name="T58">been given specific training on how to exercise oversight?</text:span></text:p>
      <text:p text:style-name="Normal">In creating and using the AI model everyone has been trained to be ethical and responsible with how they use the technology. This means that they have been taught how to make sure the AI is used in a fair, transparent, and ethical way that aligns with their values and goals. By prioritizing ethics, we want to make sure the AI is used to benefit society and have a positive impact.</text:p>
      <text:p text:style-name="Normal"><text:span text:style-name="T59"><text:line-break/></text:span><text:span text:style-name="T60">• Did you establish any detection and response mechanisms for undesirable adverse</text:span><text:span text:style-name="T61"><text:line-break/></text:span><text:span text:style-name="T62">effects of the AI system for the end-user or subject?</text:span></text:p>
      <text:p text:style-name="Normal">We check all the results of our self-learning to make sure that the final product doesn't have any unwanted negative effects.</text:p>
      <text:p text:style-name="Normal"><text:line-break/><text:span text:style-name="T63">• Did you ensure a ‘stop button’ or procedure to safely abort an operation when</text:span><text:span text:style-name="T64"><text:line-break/></text:span><text:span text:style-name="T65">needed?</text:span></text:p>
      <text:p text:style-name="Normal">We use Visual Studio Code for training the model, and we can stop it at any time using the stop function.</text:p>
      <text:p text:style-name="Normal"><text:line-break/><text:span text:style-name="T66">• Did you take any specific oversight and control measures to reflect the self-learning</text:span><text:span text:style-name="T67"><text:line-break/></text:span><text:span text:style-name="T68">or autonomous nature of the AI system?<text:s/></text:span></text:p>
      <text:p text:style-name="Normal">As a team, we have delved into DEDA and ALTA frameworks and also ethics in AI. This enables us to reflect on any potential biases or undesirable conclus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markedcontent" style:display-name="markedcontent"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ort, Thijn van (212396)</meta:initial-creator>
    <dc:creator>Matache, Bogdan (224108)</dc:creator>
    <meta:creation-date>2023-06-02T09:53:00Z</meta:creation-date>
    <dc:date>2023-06-06T12:35:00Z</dc:date>
    <meta:template xlink:href="Normal.dotm" xlink:type="simple"/>
    <meta:editing-cycles>3</meta:editing-cycles>
    <meta:editing-duration>PT8040S</meta:editing-duration>
    <meta:document-statistic meta:page-count="3" meta:paragraph-count="12" meta:word-count="917" meta:character-count="6133" meta:row-count="43" meta:non-whitespace-character-count="5228"/>
  </office:meta>
</office:document-meta>
</file>